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38cm" fo:min-width="4.263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849cm" fo:min-width="4.58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972cm" fo:min-width="4.58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338cm" fo:min-width="1.564cm" loext:decorative="false"/>
      <style:paragraph-properties style:writing-mode="lr-tb"/>
    </style:style>
    <style:style style:name="gr5" style:family="graphic" style:parent-style-name="standard" style:list-style-name="L1">
      <style:graphic-properties draw:textarea-horizontal-align="justify" draw:textarea-vertical-align="middle" draw:auto-grow-height="false" fo:min-height="0.687cm" fo:min-width="4.58cm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432cm" fo:min-width="4.58cm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338cm" fo:min-width="1.882cm" loext:decorative="false"/>
      <style:paragraph-properties style:writing-mode="lr-tb"/>
    </style:style>
    <style:style style:name="gr8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16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19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20" style:family="graphic" style:parent-style-name="objectwithoutfill">
      <style:graphic-properties draw:marker-end="Arrowheads_20_23" draw:marker-end-width="0.3cm" draw:fill="none" draw:textarea-vertical-align="middle" loext:decorative="false"/>
    </style:style>
    <style:style style:name="gr21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22" style:family="graphic" style:parent-style-name="objectwithoutfill">
      <style:graphic-properties draw:marker-end="Arrowheads_20_26" draw:marker-end-width="0.3cm" draw:fill="none" draw:textarea-vertical-align="middle" loext:decorative="false"/>
    </style:style>
    <style:style style:name="gr23" style:family="graphic" style:parent-style-name="objectwithoutfill">
      <style:graphic-properties draw:marker-end="Arrowheads_20_27" draw:marker-end-width="0.3cm" draw:fill="none" draw:textarea-vertical-align="middle" loext:decorative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751cm" fo:min-width="1.185cm" loext:decorative="false"/>
      <style:paragraph-properties style:writing-mode="lr-tb"/>
    </style:style>
    <style:style style:name="gr26" style:family="graphic" style:parent-style-name="objectwithoutfill">
      <style:graphic-properties draw:marker-end="Arrowheads_20_28" draw:marker-end-width="0.3cm" draw:fill="none" draw:textarea-vertical-align="middle" loext:decorative="false"/>
    </style:style>
    <style:style style:name="gr27" style:family="graphic" style:parent-style-name="objectwithoutfill">
      <style:graphic-properties draw:marker-end="Arrowheads_20_29" draw:marker-end-width="0.3cm" draw:fill="none" draw:textarea-vertical-align="middle" loext:decorative="false"/>
    </style:style>
    <style:style style:name="gr28" style:family="graphic" style:parent-style-name="objectwithoutfill">
      <style:graphic-properties draw:marker-end="Arrowheads_20_30" draw:marker-end-width="0.3cm" draw:fill="none" draw:textarea-vertical-align="middle" loext:decorative="false"/>
    </style:style>
    <style:style style:name="gr29" style:family="graphic" style:parent-style-name="objectwithoutfill">
      <style:graphic-properties draw:marker-end="Arrowheads_20_31" draw:marker-end-width="0.3cm" draw:fill="none" draw:textarea-vertical-align="middle" loext:decorative="false"/>
    </style:style>
    <style:style style:name="gr30" style:family="graphic" style:parent-style-name="objectwithoutfill">
      <style:graphic-properties draw:marker-end="Arrowheads_20_32" draw:marker-end-width="0.3cm" draw:fill="none" draw:textarea-vertical-align="middle" loext:decorative="false"/>
    </style:style>
    <style:style style:name="gr31" style:family="graphic" style:parent-style-name="objectwithoutfill">
      <style:graphic-properties draw:marker-end="Arrowheads_20_34" draw:marker-end-width="0.3cm" draw:fill="none" draw:textarea-vertical-align="middle" loext:decorative="false"/>
    </style:style>
    <style:style style:name="gr32" style:family="graphic" style:parent-style-name="objectwithoutfill">
      <style:graphic-properties draw:marker-end="Arrowheads_20_35" draw:marker-end-width="0.3cm" draw:fill="none" draw:textarea-vertical-align="middle" loext:decorative="false"/>
    </style:style>
    <style:style style:name="gr33" style:family="graphic" style:parent-style-name="objectwithoutfill">
      <style:graphic-properties draw:marker-end="Arrowheads_20_36" draw:marker-end-width="0.3cm" draw:fill="none" draw:textarea-vertical-align="middle" loext:decorative="false"/>
    </style:style>
    <style:style style:name="gr34" style:family="graphic" style:parent-style-name="objectwithoutfill">
      <style:graphic-properties draw:marker-end="Arrowheads_20_37" draw:marker-end-width="0.3cm" draw:fill="none" draw:textarea-vertical-align="middle" loext:decorative="false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763cm" svg:height="1.588cm" svg:x="1.873cm" svg:y="1.229cm">
          <text:p text:style-name="P1"><text:span text:style-name="T1">START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1.099cm" svg:x="2.227cm" svg:y="4.425cm">
          <text:p text:style-name="P1"><text:span text:style-name="T1">SET ADC CONVS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222cm" svg:x="8.259cm" svg:y="21.955cm">
          <text:p text:style-name="P2"><text:span text:style-name="T2"><text:s/></text:span><text:span text:style-name="T1">READ ADC – SELECT WATER LEVEL SENSO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128cm" svg:height="3.175cm" svg:x="8.576cm" svg:y="7.667cm">
          <text:p text:style-name="P3">LOW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5.08cm" svg:height="2.222cm" svg:x="13.974cm" svg:y="7.985cm">
          <text:p text:style-name="P1"><text:span text:style-name="T1">GOOD</text:span><text:span text:style-name="T1"><text:line-break/></text:span><text:span text:style-name="T1">WAIT FOR TIMER AND CHECK AGAI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222cm" svg:x="8.259cm" svg:y="11.795cm">
          <text:p text:style-name="P3"><text:s/><text:span text:style-name="T1">ACTIVATE WATER PUMP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08cm" svg:height="2.222cm" svg:x="8.259cm" svg:y="15.288cm">
          <text:p text:style-name="P1"><text:span text:style-name="T1">KEEP PUMP ON FOR SHORT TIME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08cm" svg:height="0.937cm" svg:x="8.262cm" svg:y="18.018cm">
          <text:p text:style-name="P4"><text:span text:style-name="T1">SET ADC CONVST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.08cm" svg:height="1.682cm" svg:x="2.227cm" svg:y="8.525cm">
          <text:p text:style-name="P3"><text:s/><text:span text:style-name="T1">READ ADC – SELECT SOIL SENSOR 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.763cm" svg:height="3.175cm" svg:x="14.609cm" svg:y="21.637cm">
          <text:p text:style-name="P1"><text:span text:style-name="T1">IN RANG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5" draw:layer="layout" svg:x1="4.457cm" svg:y1="2.823cm" svg:x2="4.484cm" svg:y2="4.422cm">
          <text:p/>
        </draw:line>
        <draw:line draw:style-name="gr9" draw:text-style-name="P5" draw:layer="layout" svg:x1="7.307cm" svg:y1="9.255cm" svg:x2="8.577cm" svg:y2="9.255cm">
          <text:p/>
        </draw:line>
        <draw:line draw:style-name="gr10" draw:text-style-name="P5" draw:layer="layout" svg:x1="12.704cm" svg:y1="9.255cm" svg:x2="13.974cm" svg:y2="9.255cm">
          <text:p/>
        </draw:line>
        <draw:line draw:style-name="gr11" draw:text-style-name="P5" draw:layer="layout" svg:x1="16.197cm" svg:y1="7.985cm" svg:x2="16.216cm" svg:y2="3.434cm">
          <text:p/>
        </draw:line>
        <draw:line draw:style-name="gr12" draw:text-style-name="P5" draw:layer="layout" svg:x1="16.203cm" svg:y1="3.435cm" svg:x2="4.455cm" svg:y2="3.435cm">
          <text:p/>
        </draw:line>
        <draw:line draw:style-name="gr13" draw:text-style-name="P5" draw:layer="layout" svg:x1="10.639cm" svg:y1="10.848cm" svg:x2="10.659cm" svg:y2="11.817cm">
          <text:p/>
        </draw:line>
        <draw:line draw:style-name="gr14" draw:text-style-name="P5" draw:layer="layout" svg:x1="10.655cm" svg:y1="13.999cm" svg:x2="10.665cm" svg:y2="15.269cm">
          <text:p/>
        </draw:line>
        <draw:line draw:style-name="gr15" draw:text-style-name="P5" draw:layer="layout" svg:x1="10.788cm" svg:y1="17.5cm" svg:x2="10.786cm" svg:y2="18.035cm">
          <text:p/>
        </draw:line>
        <draw:line draw:style-name="gr16" draw:text-style-name="P5" draw:layer="layout" svg:x1="10.806cm" svg:y1="21.474cm" svg:x2="10.801cm" svg:y2="22.04cm">
          <text:p/>
        </draw:line>
        <draw:line draw:style-name="gr17" draw:text-style-name="P5" draw:layer="layout" svg:x1="13.318cm" svg:y1="23.23cm" svg:x2="14.628cm" svg:y2="23.23cm">
          <text:p/>
        </draw:line>
        <draw:line draw:style-name="gr18" draw:text-style-name="P5" draw:layer="layout" svg:x1="16.958cm" svg:y1="21.82cm" svg:x2="16.96cm" svg:y2="12.754cm">
          <text:p/>
        </draw:line>
        <draw:line draw:style-name="gr19" draw:text-style-name="P5" draw:layer="layout" svg:x1="16.902cm" svg:y1="12.747cm" svg:x2="13.315cm" svg:y2="12.747cm">
          <text:p/>
        </draw:line>
        <draw:line draw:style-name="gr20" draw:text-style-name="P5" draw:layer="layout" svg:x1="19.399cm" svg:y1="23.234cm" svg:x2="20.59cm" svg:y2="23.259cm">
          <text:p/>
        </draw:line>
        <draw:line draw:style-name="gr21" draw:text-style-name="P5" draw:layer="layout" svg:x1="20.478cm" svg:y1="23.282cm" svg:x2="20.508cm" svg:y2="10.783cm">
          <text:p/>
        </draw:line>
        <draw:line draw:style-name="gr22" draw:text-style-name="P5" draw:layer="layout" svg:x1="20.48cm" svg:y1="10.776cm" svg:x2="13.205cm" svg:y2="10.818cm">
          <text:p/>
        </draw:line>
        <draw:line draw:style-name="gr23" draw:text-style-name="P5" draw:layer="layout" svg:x1="13.2cm" svg:y1="10.795cm" svg:x2="13.19cm" svg:y2="9.275cm">
          <text:p/>
        </draw:line>
        <draw:frame draw:style-name="gr24" draw:text-style-name="P6" draw:layer="layout" svg:width="1.493cm" svg:height="0.806cm" svg:x="10.961cm" svg:y="10.85cm">
          <draw:text-box>
            <text:p><text:span text:style-name="T1">YES</text:span></text:p>
          </draw:text-box>
        </draw:frame>
        <draw:frame draw:style-name="gr24" draw:text-style-name="P6" draw:layer="layout" svg:width="1.243cm" svg:height="0.806cm" svg:x="12.585cm" svg:y="8.332cm">
          <draw:text-box>
            <text:p><text:span text:style-name="T1">NO</text:span></text:p>
          </draw:text-box>
        </draw:frame>
        <draw:frame draw:style-name="gr24" draw:text-style-name="P6" draw:layer="layout" svg:width="1.243cm" svg:height="0.806cm" svg:x="17.202cm" svg:y="20.744cm">
          <draw:text-box>
            <text:p><text:span text:style-name="T1">NO</text:span></text:p>
          </draw:text-box>
        </draw:frame>
        <draw:frame draw:style-name="gr24" draw:text-style-name="P6" draw:layer="layout" svg:width="1.493cm" svg:height="0.806cm" svg:x="19.097cm" svg:y="22.149cm">
          <draw:text-box>
            <text:p><text:span text:style-name="T1">YES</text:span></text:p>
          </draw:text-box>
        </draw:frame>
        <draw:custom-shape draw:style-name="gr25" draw:text-style-name="P7" draw:layer="layout" svg:width="3.367cm" svg:height="2.001cm" svg:x="2.848cm" svg:y="6.043cm">
          <text:p text:style-name="P7"><text:span text:style-name="T3">BUS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6" draw:text-style-name="P5" draw:layer="layout" svg:x1="4.521cm" svg:y1="5.529cm" svg:x2="4.516cm" svg:y2="6.023cm">
          <text:p/>
        </draw:line>
        <draw:line draw:style-name="gr27" draw:text-style-name="P5" draw:layer="layout" svg:x1="2.843cm" svg:y1="7.042cm" svg:x2="1.701cm" svg:y2="7.061cm">
          <text:p/>
        </draw:line>
        <draw:line draw:style-name="gr28" draw:text-style-name="P5" draw:layer="layout" svg:x1="1.708cm" svg:y1="7.067cm" svg:x2="1.708cm" svg:y2="5.639cm">
          <text:p/>
        </draw:line>
        <draw:line draw:style-name="gr29" draw:text-style-name="P5" draw:layer="layout" svg:x1="1.676cm" svg:y1="5.645cm" svg:x2="4.523cm" svg:y2="5.634cm">
          <text:p/>
        </draw:line>
        <draw:line draw:style-name="gr30" draw:text-style-name="P5" draw:layer="layout" svg:x1="4.526cm" svg:y1="8.047cm" svg:x2="4.532cm" svg:y2="8.545cm">
          <text:p/>
        </draw:line>
        <draw:custom-shape draw:style-name="gr25" draw:text-style-name="P7" draw:layer="layout" svg:width="3.367cm" svg:height="2.001cm" svg:x="9.119cm" svg:y="19.467cm">
          <text:p text:style-name="P7"><text:span text:style-name="T3">BUS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1" draw:text-style-name="P5" draw:layer="layout" svg:x1="10.805cm" svg:y1="18.978cm" svg:x2="10.815cm" svg:y2="19.478cm">
          <text:p/>
        </draw:line>
        <draw:line draw:style-name="gr32" draw:text-style-name="P5" draw:layer="layout" svg:x1="9.157cm" svg:y1="20.465cm" svg:x2="7.621cm" svg:y2="20.459cm">
          <text:p/>
        </draw:line>
        <draw:line draw:style-name="gr33" draw:text-style-name="P5" draw:layer="layout" svg:x1="7.657cm" svg:y1="20.453cm" svg:x2="7.663cm" svg:y2="19.093cm">
          <text:p/>
        </draw:line>
        <draw:line draw:style-name="gr34" draw:text-style-name="P5" draw:layer="layout" svg:x1="7.668cm" svg:y1="19.074cm" svg:x2="10.828cm" svg:y2="19.059cm">
          <text:p/>
        </draw:line>
        <draw:frame draw:style-name="gr24" draw:text-style-name="P8" draw:layer="layout" svg:width="1.137cm" svg:height="0.725cm" svg:x="5.115cm" svg:y="7.714cm">
          <draw:text-box>
            <text:p><text:span text:style-name="T3">NO</text:span></text:p>
          </draw:text-box>
        </draw:frame>
        <draw:frame draw:style-name="gr24" draw:text-style-name="P8" draw:layer="layout" svg:width="1.349cm" svg:height="0.725cm" svg:x="1.846cm" svg:y="7.137cm">
          <draw:text-box>
            <text:p><text:span text:style-name="T3">YES</text:span></text:p>
          </draw:text-box>
        </draw:frame>
        <draw:frame draw:style-name="gr24" draw:text-style-name="P8" draw:layer="layout" svg:width="1.349cm" svg:height="0.725cm" svg:x="7.866cm" svg:y="20.438cm">
          <draw:text-box>
            <text:p><text:span text:style-name="T3">YES</text:span></text:p>
          </draw:text-box>
        </draw:frame>
        <draw:frame draw:style-name="gr24" draw:text-style-name="P8" draw:layer="layout" svg:width="1.137cm" svg:height="0.725cm" svg:x="10.9cm" svg:y="21.272cm">
          <draw:text-box>
            <text:p><text:span text:style-name="T3">N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31T03:09:12.526000000</meta:creation-date>
    <dc:date>2024-03-31T05:21:11.966000000</dc:date>
    <meta:editing-duration>PT13M1S</meta:editing-duration>
    <meta:editing-cycles>3</meta:editing-cycles>
    <meta:generator>LibreOffice/24.2.1.2$Windows_X86_64 LibreOffice_project/db4def46b0453cc22e2d0305797cf981b68ef5ac</meta:generator>
    <meta:document-statistic meta:object-count="45"/>
  </office:meta>
</office:document-meta>
</file>